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Listas HTML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Bienvenido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<text:span text:style-name="T1">Tipos de listas 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2">Lista HTML </text:span><text:span text:style-name="T2">desordenada</text:span></text:p>
              </text:list-item>
              <text:list-item>
                <text:p><text:span text:style-name="T2">Lista HTML </text:span><text:span text:style-name="T2">ordenada</text:span></text:p>
              </text:list-item>
              <text:list-item>
                <text:p><text:span text:style-name="T2">Listas de </text:span><text:span text:style-name="T2">descripción HTML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<text:span text:style-name="T1">Elementos 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2">ul Define una </text:span><text:span text:style-name="T2">lista desordenada</text:span></text:p>
              </text:list-item>
              <text:list-item>
                <text:p><text:span text:style-name="T2">ol Define una </text:span><text:span text:style-name="T2">lista ordenada</text:span></text:p>
              </text:list-item>
              <text:list-item>
                <text:p><text:span text:style-name="T2">li Define un </text:span><text:span text:style-name="T2">elemento de la </text:span><text:span text:style-name="T2">lista</text:span></text:p>
              </text:list-item>
              <text:list-item>
                <text:p><text:span text:style-name="T2">dl Define una </text:span><text:span text:style-name="T2">lista descriptiva</text:span></text:p>
              </text:list-item>
              <text:list-item>
                <text:p><text:span text:style-name="T2">dt Define un </text:span><text:span text:style-name="T2">término en una </text:span><text:span text:style-name="T2">lista de </text:span><text:span text:style-name="T2">descripción</text:span></text:p>
              </text:list-item>
              <text:list-item>
                <text:p><text:span text:style-name="T2">dd Describe el </text:span><text:span text:style-name="T2">término en una </text:span><text:span text:style-name="T2">lista descriptiva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3" xml:id="id4" draw:id="id4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<text:span text:style-name="T1">Propiedades y atributos <text:s/></text:span></text:p>
          </draw:text-box>
        </draw:frame>
        <draw:frame presentation:style-name="pr8" draw:text-style-name="P2" draw:layer="layout" svg:width="12.023cm" svg:height="12.179cm" svg:x="1.4cm" svg:y="4.914cm" presentation:class="outline">
          <draw:text-box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float:left </text:span></text:p>
              </text:list-item>
              <text:list-item>
                <text:p text:style-name="P2"><text:span text:style-name="T2">list-style-type</text:span></text:p>
              </text:list-item>
              <text:list-item>
                <text:p text:style-name="P2"><text:span text:style-name="T2">list-style-image</text:span></text:p>
              </text:list-item>
              <text:list-item>
                <text:p text:style-name="P2"><text:span text:style-name="T2">list-style-</text:span><text:span text:style-name="T2">position</text:span></text:p>
                <text:p text:style-name="P2"><text:span text:style-name="T2"/></text:p>
              </text:list-item>
            </text:list>
          </draw:text-box>
        </draw:frame>
        <draw:frame presentation:style-name="pr8" draw:text-style-name="P2" draw:layer="layout" svg:width="12.023cm" svg:height="12.179cm" svg:x="14.025cm" svg:y="4.914cm" presentation:class="outline">
          <draw:text-box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type="1" </text:span><text:span text:style-name="T2"><text:tab/></text:span></text:p>
              </text:list-item>
              <text:list-item>
                <text:p text:style-name="P2"><text:span text:style-name="T2">type="A" </text:span><text:span text:style-name="T2"><text:tab/></text:span></text:p>
              </text:list-item>
              <text:list-item>
                <text:p text:style-name="P2"><text:span text:style-name="T2">type="a" </text:span><text:span text:style-name="T2"><text:tab/></text:span></text:p>
              </text:list-item>
              <text:list-item>
                <text:p text:style-name="P2"><text:span text:style-name="T2">type="I" </text:span><text:span text:style-name="T2"><text:tab/></text:span></text:p>
              </text:list-item>
              <text:list-item>
                <text:p text:style-name="P2"><text:span text:style-name="T2">type="i" 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 xml:id="id5" draw:id="id5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@codefuncod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6:38:03.607115407</meta:creation-date>
    <meta:editing-duration>PT3M43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27T19:38:47.175041524</dc:date>
    <meta:document-statistic meta:object-count="78"/>
  </office:meta>
</office:document-meta>
</file>